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BB800000698348679C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2cm" svg:x="1.3cm" svg:y="7.6cm">
          <draw:image xlink:href="Pictures/1000000000000BB800000698348679C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3T23:29:28</meta:creation-date>
    <dc:date>2014-12-13T23:30:15</dc:date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